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left="1.249cm" fo:margin-right="0cm" fo:text-indent="0cm" style:auto-text-indent="false">
        <style:tab-stops/>
      </style:paragraph-properties>
    </style:style>
    <style:style style:name="P2" style:family="paragraph" style:parent-style-name="Normal" style:master-page-name="MP0">
      <style:paragraph-properties style:page-number="auto" fo:break-before="page"/>
    </style:style>
    <style:style style:name="P3" style:family="paragraph" style:parent-style-name="Normal">
      <style:text-properties style:text-underline-style="solid" style:text-underline-type="double" style:text-underline-width="auto" style:text-und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font-style="italic" style:font-size-asian="10pt" style:font-style-asian="italic"/>
    </style:style>
    <style:style style:name="T3" style:family="text">
      <style:text-properties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/>
    </style:style>
    <style:style style:name="T4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ment l’informatique est-elle utilisée par votre organisation (entreprise/association/administration) ?</text:p>
      <text:p text:style-name="Normal">Quels sont les principaux avantages que le numérique vous apporte ?</text:p>
      <text:p text:style-name="Normal"><text:tab/>-</text:p>
      <text:p text:style-name="Normal"><text:tab/>-</text:p>
      <text:p text:style-name="Normal"><text:tab/>- Autres (précisez) :</text:p>
      <text:p text:style-name="Normal">Quels sont les principaux <text:span text:style-name="Police_20_par_20_défaut"><text:span text:style-name="T1">dés</text:span></text:span>avantages que le numérique vous apporte ? (coûts, consommation, compatibilité …)</text:p>
      <text:p text:style-name="Normal"><text:tab/>-</text:p>
      <text:p text:style-name="Normal"><text:tab/>-</text:p>
      <text:p text:style-name="Normal"><text:tab/>- Autres (précisez) :</text:p>
      <text:p text:style-name="Normal"/>
      <text:p text:style-name="P1"><text:span text:style-name="Police_20_par_20_défaut"><text:span text:style-name="T2">L’</text:span></text:span><text:span text:style-name="Police_20_par_20_défaut"><text:span text:style-name="T3">informatique durable</text:span></text:span><text:span text:style-name="Police_20_par_20_défaut"><text:span text:style-name="T2"> (ou responsable) est une informatique qui tente de répondre à ses besoins en étant le plus respectueux possible de l’environnement.</text:span></text:span></text:p>
      <text:p text:style-name="Normal">Considérez-vous que votre utilisation de l’informatique s’approche d’une informatique durable ?</text:p>
      <text:p text:style-name="Normal">Si vous le souhaitez, citez quelques exemples d’actions respectueuses :</text:p>
      <text:p text:style-name="Normal">Dans quel but est utilisé l’informatique dans votre organisation ?</text:p>
      <text:p text:style-name="Normal">Si vous le connaissez, quel est l’impact environnemental de cette ressource informatique ?</text:p>
      <text:p text:style-name="Normal">Comment faire prendre conscience au sein de l’organisation des enjeux de l’informatique durable ?</text:p>
      <text:p text:style-name="Normal">Comment réduire l’impact environnemental de l’informatique au sein de votre organisation ?</text:p>
      <text:p text:style-name="Normal"/>
      <text:p text:style-name="Normal">#Quels seraient les moyens à mettre en œuvre et les principes à appliquer pour une informatique durable ? </text:p>
      <text:p text:style-name="Normal">~ <text:s/>Comment aidez-vous vos clients à vous diriger vers une informatique durable ?</text:p>
      <text:p text:style-name="Normal"/>
      <text:p text:style-name="Normal">Il est indispensable que les réponses aux questions soient rapportées au cas de l’organisation choisie et étudiée. Il ne faut pas que ce soient des réponses utilisant des notions d’ordre général.</text:p>
      <text:p text:style-name="Normal"/>
      <text:p text:style-name="Normal">Entreprises à contacter : Canopia, Comité Izpegi, Lanpegiak, E-new</text:p>
      <text:p text:style-name="Normal"/>
      <text:p text:style-name="Normal"/>
      <text:p text:style-name="Normal"/>
      <text:p text:style-name="Normal"/>
      <text:p text:style-name="Normal"><text:soft-page-break/>Enquête pédagogique concernant l'emploi de l'informatique dans votre organisation</text:p>
      <text:p text:style-name="Normal">remi.dup1@gmail.com</text:p>
      <text:p text:style-name="P3">Dans le cadre d'un projet pour l'IUT de Bayonne sur l'environnement, nous vous proposons de répondre à un questionnaire concernant l'emploi de l'informatique dans votre organisation. Ce questionnaire ne vous prendra pas plus de 5 minutes.</text:p>
      <text:p text:style-name="P3">Aucune information collectée ne sera diffusée en dehors du cadre scolaire.</text:p>
      <text:p text:style-name="P3"/>
      <text:p text:style-name="Normal"><text:a xlink:type="simple" xlink:href="https://docs.google.com/forms/d/e/1FAIpQLSdY0qKxKOYXfwg01-aFc1HV3VWDmfE-zPsy_FjIl9OskHvc6Q/viewform?usp=pp_url" text:style-name="Internet_20_link" text:visited-style-name="Visited_20_Internet_20_Link"><text:span text:style-name="T4">https://docs.google.com/forms/d/e/1FAIpQLSdY0qKxKOYXfwg01-aFc1HV3VWDmfE-zPsy_FjIl9OskHvc6Q/viewform?usp=pp_url</text:span></text:a></text:p>
      <text:p text:style-name="P3"/>
      <text:p text:style-name="P3">https://docs.google.com/forms/d/e/1FAIpQLSdoPrs49_ppvci73l3RtyYq6dmARGXz4zlRqmpI2ShH1hs8OA/viewform?usp=pp_url</text:p>
      <text:p text:style-name="P3"/>
      <text:p text:style-name="P3">Merci de votre réponse,</text:p>
      <text:p text:style-name="P3">Cordialement,</text:p>
      <text:p text:style-name="P3">Alexandre MAURICE, Rémi DUPIN, Damien LANUSSE, Thomas CATTAROSSI-DARTIGUELONGUE et Nicolas DARGAZANLI, étudiants à l'IUT de Bayonne et du Pays-Basqu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Times New Roman" style:font-size-asian="11pt" style:language-asian="fr" style:country-asian="F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Times New Roman" style:font-size-asian="11pt" style:language-asian="fr" style:country-asian="F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21-10-27T06:09:00Z</meta:creation-date>
    <dc:date>2021-11-10T15:31:19.099000000</dc:date>
    <meta:editing-cycles>12</meta:editing-cycles>
    <meta:editing-duration>PT1H22M28S</meta:editing-duration>
    <meta:document-statistic meta:table-count="0" meta:image-count="0" meta:object-count="0" meta:page-count="2" meta:paragraph-count="29" meta:word-count="293" meta:character-count="2261" meta:non-whitespace-character-count="1989"/>
    <meta:template xlink:type="simple" xlink:actuate="onRequest" xlink:title="" xlink:href="Normal"/>
  </office:meta>
</office:document-meta>
</file>